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B111D9B5.png" manifest:media-type="image/png"/>
  <manifest:file-entry manifest:full-path="Pictures/2000000100008D2E00004F603414EA9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fo:min-height="12.1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1.93cm"/>
    </style:style>
    <style:style style:name="pr5" style:family="presentation" style:parent-style-name="Metropolis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yFields Mobile</text:p>
          </draw:text-box>
        </draw:frame>
        <draw:frame presentation:style-name="pr2" draw:layer="layout" svg:width="25.2cm" svg:height="12.18cm" svg:x="1.4cm" svg:y="3.8cm" presentation:class="subtitle">
          <draw:text-box>
            <text:p>Daniel Kennedy</text:p>
            <text:p>Brett Merriam</text:p>
            <text:p>Kyle Murph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ntroduction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A little bit about MyFields Mobile...</text:p>
                <text:p/>
              </text:list-item>
              <text:list-item>
                <text:p>What we're working on</text:p>
                <text:p/>
              </text:list-item>
              <text:list-item>
                <text:p>Why we need your hel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verview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Our questions to you</text:p>
                <text:p/>
              </text:list-item>
              <text:list-item>
                <text:p>Presentation of blueline materials for MyFields Mobile</text:p>
                <text:p/>
              </text:list-item>
              <text:list-item>
                <text:p>Small prototype</text:p>
                <text:p/>
              </text:list-item>
              <text:list-item>
                <text:p>A few more questions</text:p>
                <text:p/>
              </text:list-item>
              <text:list-item>
                <text:p>Thoughts, comments, questions – Q&amp;A time for you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Our Questions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How do you currently use the iWheat.org website?</text:p>
                <text:p/>
              </text:list-item>
              <text:list-item>
                <text:p>If you were out in the field, what pieces of iWheat would you use?</text:p>
                <text:p/>
              </text:list-item>
              <text:list-item>
                <text:p>What tools other than the pest sampler would be useful in the fiel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ore Questions...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How would a grower vs a consultant use the app differently?</text:p>
                <text:p/>
              </text:list-item>
              <text:list-item>
                <text:p>As a researcher agent, what features would you need in the app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Bluelines</text:p>
          </draw:text-box>
        </draw:frame>
        <draw:frame presentation:style-name="pr4" draw:layer="layout" svg:width="25.2cm" svg:height="12.1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ndroid Prototype</text:p>
          </draw:text-box>
        </draw:frame>
        <draw:frame presentation:style-name="pr4" draw:layer="layout" svg:width="25.2cm" svg:height="12.18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ven More Questions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With the current design, what do you like and dislike?</text:p>
                <text:p/>
              </text:list-item>
              <text:list-item>
                <text:p>Would this be a design that would be easy to use for less technically inclined individuals?</text:p>
                <text:p/>
              </text:list-item>
              <text:list-item>
                <text:p>Which design do you prefer: the current display of pests on the iWheat.org page, or the display on BugGuide.org?</text:p>
                <text:p/>
              </text:list-item>
              <text:list-item>
                <text:p>Activity: What would YOU like the fields page to look lik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Q&amp;A Time</text:p>
          </draw:text-box>
        </draw:frame>
        <draw:frame presentation:style-name="pr4" draw:layer="layout" svg:width="25.2cm" svg:height="12.18cm" svg:x="1.4cm" svg:y="3.8cm" presentation:class="outline">
          <draw:text-box>
            <text:list text:style-name="L2">
              <text:list-item>
                <text:p>Any comments on our current design?</text:p>
                <text:p/>
              </text:list-item>
              <text:list-item>
                <text:p>Suggestions for improvement?</text:p>
                <text:p/>
              </text:list-item>
              <text:list-item>
                <text:p>What questions about the mobile app? Questions for the development team in general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3" draw:layer="backgroundobjects" svg:width="28cm" svg:height="15.75cm" svg:x="0cm" svg:y="0cm">
        <draw:image xlink:href="Pictures/2000000100008D2E00004F603414EA9E.svg" xlink:type="simple" xlink:show="embed" xlink:actuate="onLoad">
          <text:p/>
        </draw:image>
        <draw:image xlink:href="Pictures/10000201000003AF00000212B111D9B5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8:30:30.403267674</meta:creation-date>
    <meta:editing-duration>P0D</meta:editing-duration>
    <meta:editing-cycles>1</meta:editing-cycles>
    <meta:generator>LibreOffice/4.2.7.2$Linux_X86_64 LibreOffice_project/420m0$Build-2</meta:generator>
    <dc:title>Metropolis</dc:title>
    <meta:document-statistic meta:object-count="58"/>
    <meta:template xlink:type="simple" xlink:actuate="onRequest" xlink:title="Metropolis" xlink:href="../../../../../usr/lib/libreoffice/share/template/common/layout/Metropolis.otp" meta:date="2014-12-09T18:30:30.062639203"/>
  </office:meta>
</office:document-meta>
</file>